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Intro Page 1</text:p>
      <text:p>Intro Page 2</text:p>
      <text:p>Maze M001 - Stage 1</text:p>
      <text:p>Maze M002 - Stage 1</text:p>
      <text:p>Maze M003 - Stage 1</text:p>
      <text:p>Maze M004 - Stage 1</text:p>
      <text:p>Maze M005 - Stage 1</text:p>
      <text:p>Maze M006 - Stage 1</text:p>
      <text:p>Maze M007 - Stage 1</text:p>
      <text:p>Maze M008 - Stage 1</text:p>
      <text:p>Maze M009 - Stage 2</text:p>
      <text:p>Maze M010 - Stage 2</text:p>
      <text:p>Maze M011 - Stage 2</text:p>
      <text:p>Maze M012 - Stage 2</text:p>
      <text:p>Maze M013 - Stage 2</text:p>
      <text:p>Maze M014 - Stage 2</text:p>
      <text:p>Maze M015 - Stage 2</text:p>
      <text:p>Maze M016 - Stage 2</text:p>
      <text:p>Maze M017 - Stage 2</text:p>
      <text:p>Maze M018 - Stage 2</text:p>
      <text:p>Maze M019 - Stage 2</text:p>
      <text:p>Maze M020 - Stage 2</text:p>
      <text:p>Maze M021 - Stage 3</text:p>
      <text:p>Maze M022 - Stage 3</text:p>
      <text:p>Maze M023 - Stage 3</text:p>
      <text:p>Maze M024 - Stage 3</text:p>
      <text:p>Maze M025 - Stage 3</text:p>
      <text:p>Maze M026 - Stage 3</text:p>
      <text:p>Maze M027 - Stage 3</text:p>
      <text:p>Maze M028 - Stage 3</text:p>
      <text:p>Maze M029 - Stage 3</text:p>
      <text:p>Maze M030 - Stage 3</text:p>
      <text:p>Maze M031 - Stage 3</text:p>
      <text:p>Maze M032 - Stage 3</text:p>
      <text:p>Maze M033 - Stage 3</text:p>
      <text:p>Maze M034 - Stage 3</text:p>
      <text:p>Maze M035 - Stage 3</text:p>
      <text:p>Maze M036 - Stage 3</text:p>
      <text:p>Maze M037 - Stage 3</text:p>
      <text:p>Maze M038 - Stage 3</text:p>
      <text:p>Maze M039 - Stage 3</text:p>
      <text:p>Maze M040 - Stage 3</text:p>
      <text:p>Maze M041 - Stage 3</text:p>
      <text:p>Maze M042 - Stage 3</text:p>
      <text:p>Maze M043 - Stage 3</text:p>
      <text:p>Maze M044 - Stage 3</text:p>
      <text:p>Maze M045 - Stage 4</text:p>
      <text:p>Maze M046 - Stage 4</text:p>
      <text:p>Maze M047 - Stage 4</text:p>
      <text:p>Maze M048 - Stage 4</text:p>
      <text:p>Maze M049 - Stage 4</text:p>
      <text:p>Maze M050 - Stage 4</text:p>
      <text:p>Maze M051 - Stage 4</text:p>
      <text:p>Maze M052 - Stage 4</text:p>
      <text:p>Maze M053 - Stage 4</text:p>
      <text:p>Maze M054 - Stage 4</text:p>
      <text:p>Maze M055 - Stage 4</text:p>
      <text:p>Maze M056 - Stage 4</text:p>
      <text:p>Maze M057 - Stage 4</text:p>
      <text:p>Maze M058 - Stage 4</text:p>
      <text:p>Maze M059 - Stage 4</text:p>
      <text:p>Maze M060 - Stage 4</text:p>
      <text:p>Maze M061 - Stage 4</text:p>
      <text:p>Maze M062 - Stage 4</text:p>
      <text:p>Maze M063 - Stage 4</text:p>
      <text:p>Maze M064 - Stage 4</text:p>
      <text:p>Maze M065 - Stage 4</text:p>
      <text:p>Maze M066 - Stage 4</text:p>
      <text:p>Maze M067 - Stage 4</text:p>
      <text:p>Maze M068 - Stage 4</text:p>
      <text:p>Maze M069 - Stage 4</text:p>
      <text:p>Maze M070 - Stage 4</text:p>
      <text:p>Maze M071 - Stage 4</text:p>
      <text:p>Maze M072 - Stage 4</text:p>
      <text:p>DIY Page D01</text:p>
      <text:p>DIY Page D02</text:p>
      <text:p>DIY Page D03</text:p>
      <text:p>DIY Page D04</text:p>
      <text:p>DIY Page D05</text:p>
      <text:p>DIY Page D06</text:p>
      <text:p>DIY Page D07</text:p>
      <text:p>DIY Page D08</text:p>
      <text:p>Key Page 1</text:p>
      <text:p>Key Page 2</text:p>
      <text:p>Key Page 3</text:p>
      <text:p>Key Page 4</text:p>
      <text:p>Key Page 5</text:p>
      <text:p>Key Page 6</text:p>
      <text:p>Key Page 7</text:p>
      <text:p>Key Page 8</text:p>
      <text:p>Key Page 9</text:p>
      <text:p>Key Page 10</text:p>
      <text:p>Key Page 11</text:p>
      <text:p>Key Page 12</text:p>
      <text:p>Key Page 13</text:p>
      <text:p>Key Page 14</text:p>
      <text:p>Key Page 15</text:p>
      <text:p>Key Page 16</text:p>
      <text:p>Key Page 17</text:p>
      <text:p>Key Page 18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